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rial" svg:font-family="ar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rial" fo:font-size="13pt" officeooo:rsid="001482b8" officeooo:paragraph-rsid="001482b8" style:font-size-asian="11.3500003814697pt" style:font-size-complex="13pt"/>
    </style:style>
    <style:style style:name="P2" style:family="paragraph" style:parent-style-name="Standard">
      <style:text-properties style:font-name="arrial" fo:font-size="13pt" officeooo:rsid="001482b8" officeooo:paragraph-rsid="001482b8" style:font-size-asian="11.3500003814697pt" style:font-size-complex="13pt"/>
    </style:style>
    <style:style style:name="P3" style:family="paragraph" style:parent-style-name="Standard">
      <style:text-properties style:font-name="arrial" fo:font-size="13pt" officeooo:rsid="00154878" officeooo:paragraph-rsid="00154878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65d"/>
    </style:style>
    <style:style style:name="T3" style:family="text">
      <style:text-properties officeooo:rsid="00170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éation de partial avec plusieurs conditions:</text:p>
      <text:p text:style-name="P1">Tu fais dans le dossier de la ressource un dossier pour des partials spéciale: app/views/events/shard/_ma_partial.html.erb</text:p>
      <text:p text:style-name="P1"/>
      <text:p text:style-name="P1">Dedans il n'y a <text:span text:style-name="T1">que du rendering de view </text:span>avec des "if" par exemple. Tu peux créer des helper (méthode qui parle à la db) mais dans le dossier helper de la resource, pas direct dans la partial.</text:p>
      <text:p text:style-name="P1"/>
      <text:p text:style-name="P3">Helper (<text:span text:style-name="T2">current_user_already_participant?(event)</text:span>) créer dans event_helper et utiliser pour une methode de before_filter (<text:span text:style-name="T2">ensure_is_not_already_particitpant</text:span>) dans le controller de participation (en wrappant des redirect_to et flash)</text:p>
      <text:p text:style-name="P3">Ce même helper est aussi utilisé dans les view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rial" svg:font-family="ar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0:14:47.559207735</meta:creation-date>
    <dc:title>arrial13</dc:title>
    <meta:editing-duration>PT20M42S</meta:editing-duration>
    <meta:editing-cycles>5</meta:editing-cycles>
    <meta:generator>LibreOffice/6.0.7.3$Linux_X86_64 LibreOffice_project/00m0$Build-3</meta:generator>
    <dc:date>2021-01-02T12:58:11.756637279</dc:date>
    <meta:document-statistic meta:table-count="0" meta:image-count="0" meta:object-count="0" meta:page-count="1" meta:paragraph-count="5" meta:word-count="92" meta:character-count="638" meta:non-whitespace-character-count="550"/>
    <meta:template xlink:type="simple" xlink:actuate="onRequest" xlink:title="arrial13" xlink:href="../../../../.config/libreoffice/4/user/template/arrial13.ott" meta:date="2021-01-02T10:14:47.146165754"/>
  </office:meta>
</office:document-meta>
</file>